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1942 report" svg:font-family="'1942 report'" style:font-pitch="fixed"/>
    <style:font-face style:name="Leander" svg:font-family="Leander" style:font-pitch="variable"/>
    <style:font-face style:name="Poilet Taper" svg:font-family="'Poilet Tap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Poilet Taper" fo:font-size="72pt" style:font-size-asian="72pt" style:font-size-complex="72pt"/>
    </style:style>
    <style:style style:name="P2" style:family="paragraph" style:parent-style-name="Standard">
      <style:paragraph-properties fo:text-align="center" style:justify-single-word="false"/>
      <style:text-properties style:font-name="1942 report" fo:font-size="12pt" style:font-size-asian="12pt" style:font-size-complex="12pt"/>
    </style:style>
    <style:style style:name="P3" style:family="paragraph" style:parent-style-name="Standard">
      <style:paragraph-properties fo:text-align="start" style:justify-single-word="false"/>
      <style:text-properties style:font-name="1942 report"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eander" fo:font-size="12pt" style:font-size-asian="12pt" style:font-size-complex="12pt"/>
    </style:style>
    <style:style style:name="P5" style:family="paragraph" style:parent-style-name="Standard">
      <style:paragraph-properties fo:text-align="start" style:justify-single-word="false"/>
      <style:text-properties style:font-name="Leander" fo:font-size="12pt" style:font-size-asian="12pt" style:font-size-complex="12pt"/>
    </style:style>
    <style:style style:name="P6" style:family="paragraph" style:parent-style-name="Standard">
      <style:paragraph-properties fo:text-align="start" style:justify-single-word="false"/>
      <style:text-properties style:font-name="1942 report"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1942 report"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OG</text:p>
      <text:p text:style-name="P2">End User Documentation</text:p>
      <text:p text:style-name="P2"/>
      <text:p text:style-name="P4"><text:tab/>Skog is a website dedicated to streamlining the planning of outdoor adventures. It includes an interface for creating and modifying equipment checklists and trip itineraries. This documentation will outline the functionality of this website.</text:p>
      <text:p text:style-name="P4"/>
      <text:p text:style-name="P3">Login</text:p>
      <text:p text:style-name="P4"><text:tab/>The first page you will see is the user login page. From here you can enter your login credentials into the text boxes, or create a new account with the 'create account' button. A link to the privacy policy and acceptable use policy is included at the bottom of each page to access information about rules regarding use of the site and what privacy you can expect.</text:p>
      <text:p text:style-name="P4"/>
      <text:p text:style-name="P3">Main Page</text:p>
      <text:p text:style-name="P4"><text:tab/>Once logged in, you are taken to the main page where you will see the available trips and checklists once they have been created. Any links that can be clicked are green. At the top of the screen you will see which account you are logged in to, and by clicking the green username you can access the account settings page. To the right of the account settings link is the logout button to end your session. </text:p>
      <text:p text:style-name="P4"><text:tab/></text:p>
      <text:p text:style-name="P4"><text:tab/>Toward the top of the page are the “New Checklist” and “New Trip” links. These will take you to their respective creation pages where you can fill out a form to create a new trip or checklist. Under the trip and checklist creation options there will be a list of current trips created by you, followed by trips you have been invited to, then a list of created checklists, and lastly a list of past trips that you have taken.</text:p>
      <text:p text:style-name="P4"/>
      <text:p text:style-name="P3">Account Settings</text:p>
      <text:p text:style-name="P4"><text:tab/>On the account settings page, you can edit information about your account. From here you can change the name associated with the account, along with the email address, just change the values and click update. To update your password, enter the <text:soft-page-break/>old password, the new password, then confirm the new password and click “Update Password”. If there are no errors then the password was changed successfully.</text:p>
      <text:p text:style-name="P4"/>
      <text:p text:style-name="P3">New Trip</text:p>
      <text:p text:style-name="P4"><text:tab/>To create a new trip, click the “New Trip” button on the main page. You will be taken to a form where you can type in the various trip parameters.</text:p>
      <text:p text:style-name="P4"><text:tab/><text:span text:style-name="T1">Title:</text:span> An easily recognizable title</text:p>
      <text:p text:style-name="P4"><text:tab/><text:span text:style-name="T1">Start and end date:</text:span> Select the start and end date of the trip</text:p>
      <text:p text:style-name="P4"><text:tab/><text:span text:style-name="T1">Location:</text:span> The approximate location, such as a park or trail name</text:p>
      <text:p text:style-name="P4"><text:tab/><text:span text:style-name="T1">Address:</text:span> An address or approximate address to the park or trail. The park <text:tab/><text:tab/><text:tab/><text:tab/>office if possible</text:p>
      <text:p text:style-name="P4"><text:tab/><text:span text:style-name="T1">Zip:</text:span> Zip code for the area</text:p>
      <text:p text:style-name="P4"><text:tab/><text:span text:style-name="T1">Park Website:</text:span> A website with more information about the park or trail</text:p>
      <text:p text:style-name="P4"><text:tab/><text:span text:style-name="T1">Park Map:</text:span> A map file can be uploaded that can be downloaded from the trip <text:tab/><text:tab/><text:tab/><text:tab/>view page</text:p>
      <text:p text:style-name="P4"><text:tab/><text:span text:style-name="T1">Additional Trip Information:</text:span> any important information pertaining to the trip <text:tab/><text:tab/><text:tab/><text:tab/>can be put here. For example: explicit directions to the area, a camp <text:tab/><text:tab/><text:tab/>site number, or additional instructions for invited users</text:p>
      <text:p text:style-name="P4"><text:tab/>Trips<text:span text:style-name="T2"> can be viewed from the main page. At the bottom of the trip will be an option to edit the trip and to delete the trip.</text:span></text:p>
      <text:p text:style-name="P4"/>
      <text:p text:style-name="P4"/>
      <text:p text:style-name="P3">New Checklists</text:p>
      <text:p text:style-name="P4"><text:tab/>To create a new checklist, click the “New Checklist” button on the main page. You will be taken to a form where you can create a new checklist.</text:p>
      <text:p text:style-name="P4"><text:tab/><text:span text:style-name="T1">Title:</text:span> An easily recognizable title</text:p>
      <text:p text:style-name="P4"><text:tab/><text:span text:style-name="T1">Checklist:</text:span><text:span text:style-name="T2"> The contents of the checklist</text:span></text:p>
      <text:p text:style-name="P4"><text:span text:style-name="T2"><text:tab/>Checklists can be viewed from the main page. At the bottom of the checklist will be an option to edit the checklist and to delete the checklist.</text:span></text:p>
      <text:p text:style-name="P4"/>
      <text:p text:style-name="P3">Messaging</text:p>
      <text:p text:style-name="P4"><text:tab/>On a trip page, there will be an area at the bottom for messages. The user who created the trip and the invited users will be able to post messages. The <text:soft-page-break/>messages are listed in ascending order by the time they were posted. To post a message, type the message contents in the text box and click post.</text:p>
      <text:p text:style-name="P4"/>
      <text:p text:style-name="P4"/>
      <text:p text:style-name="P3">Invitations</text:p>
      <text:p text:style-name="P4"><text:tab/>Users are able to invite other users onto a trip they have created. To view which users were invited to a trip, go into the trip information page and there will be a section labelled “Invited users” which will list the currently invited users, and indicate if they have accepted the invitation or not. Next to the invited users name, there will be a link to be able to delete an invite that has been created.</text:p>
      <text:p text:style-name="P4"/>
      <text:p text:style-name="P4"><text:tab/>To invite a user, type the users name into the text box under “Invite user”, this will search for the user, and open a page with the search results, click on the correct username and they will be invited onto the trip.</text:p>
      <text:p text:style-name="P4"/>
      <text:p text:style-name="P4"><text:tab/>If you are invited on a trip, it will show up in your trip invitations section. At the top of a trip page you have been invited on, there will be a link saying either “Join trip” or “Leave trip”, this will allow you to tell the rest of the group members if you will be coming on the trip or not.</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1942 report" svg:font-family="'1942 report'" style:font-pitch="fixed"/>
    <style:font-face style:name="Leander" svg:font-family="Leander" style:font-pitch="variable"/>
    <style:font-face style:name="Poilet Taper" svg:font-family="'Poilet Tap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9T12:38:46.45</meta:creation-date>
    <dc:date>2014-10-30T20:42:53.16</dc:date>
    <meta:editing-duration>PT7H42M46S</meta:editing-duration>
    <meta:editing-cycles>15</meta:editing-cycles>
    <meta:generator>OpenOffice/4.1.0$Win32 OpenOffice.org_project/410m18$Build-9764</meta:generator>
    <meta:document-statistic meta:table-count="0" meta:image-count="0" meta:object-count="0" meta:page-count="3" meta:paragraph-count="34" meta:word-count="811" meta:character-count="4460"/>
  </office:meta>
</office:document-meta>
</file>